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number-columns-repeated="4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4" office:value-type="float" office:value="6961.30645523159">
            <text:p>6961,31</text:p>
          </table:table-cell>
          <table:table-cell table:number-columns-repeated="4" office:value-type="float" office:value="6779.91139324668">
            <text:p>6779,91</text:p>
          </table:table-cell>
          <table:table-cell table:number-columns-repeated="2" office:value-type="float" office:value="6686.01620163293">
            <text:p>6686,02</text:p>
          </table:table-cell>
          <table:table-cell table:number-columns-repeated="11" office:value-type="float" office:value="6666.10837181977">
            <text:p>6666,11</text:p>
          </table:table-cell>
          <table:table-cell table:number-columns-repeated="34" office:value-type="float" office:value="6588.93926387888">
            <text:p>6588,94</text:p>
          </table:table-cell>
          <table:table-cell table:number-columns-repeated="4" office:value-type="float" office:value="6505.77804736471">
            <text:p>6505,7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0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639.1719160769">
            <text:p>6639,17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1442.270257602">
            <text:p>11442,27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H29" table:end-x="1.002cm" table:end-y="0.081cm" draw:z-index="0" svg:width="20.271cm" svg:height="9.313cm" svg:x="1.934cm" svg:y="0.251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08:40</meta:creation-date>
    <dc:creator>Hugo Meyer</dc:creator>
    <dc:date>2007-12-26T18:10:02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2999992370605pt" style:font-family-asian="'Arial Unicode MS'" style:font-pitch-asian="variable" style:font-size-asian="17.2999992370605pt" style:font-family-complex="Tahoma" style:font-pitch-complex="variable" style:font-size-complex="17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pt" style:font-family-asian="'Arial Unicode MS'" style:font-pitch-asian="variable" style:font-size-asian="8pt" style:font-family-complex="Tahoma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Arial Unicode MS'" style:font-pitch-asian="variable" style:font-size-asian="9.30000019073486pt" style:font-family-complex="Tahoma" style:font-pitch-complex="variable" style:font-size-complex="9.30000019073486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pt" style:font-family-asian="'Arial Unicode MS'" style:font-pitch-asian="variable" style:font-size-asian="12pt" style:font-family-complex="Tahoma" style:font-pitch-complex="variable" style:font-size-complex="12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Arial Unicode MS'" style:font-pitch-asian="variable" style:font-size-asian="9.30000019073486pt" style:font-family-complex="Tahoma" style:font-pitch-complex="variable" style:font-size-complex="9.30000019073486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pt" style:font-family-asian="'Arial Unicode MS'" style:font-pitch-asian="variable" style:font-size-asian="8pt" style:font-family-complex="Tahoma" style:font-pitch-complex="variable" style:font-size-complex="8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0.272cm" svg:height="9.314cm" chart:class="chart:scatter" chart:style-name="ch1">
        <chart:title svg:x="7.798cm" svg:y="0.186cm" chart:style-name="ch2">
          <text:p>Tiempo Vs Costo</text:p>
        </chart:title>
        <chart:legend chart:legend-position="end" svg:x="18.591cm" svg:y="4.402cm" chart:style-name="ch3"/>
        <chart:plot-area chart:style-name="ch4" table:cell-range-address="Sheet1.$A$1:.$BH$2" chart:data-source-has-labels="column" chart:table-number-list="0" svg:x="0.404cm" svg:y="1.244cm" svg:width="17.38cm" svg:height="7.884cm">
          <chart:axis chart:dimension="x" chart:name="primary-x" chart:style-name="ch5">
            <chart:title svg:x="9cm" svg:y="8.642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04cm" svg:y="4.902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16">
                <text:p>5016</text:p>
              </table:table-cell>
              <table:table-cell office:value-type="float" office:value="10016">
                <text:p>10016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16">
                <text:p>25016</text:p>
              </table:table-cell>
              <table:table-cell office:value-type="float" office:value="30016">
                <text:p>30016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16">
                <text:p>45016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16">
                <text:p>65016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16">
                <text:p>80016</text:p>
              </table:table-cell>
              <table:table-cell office:value-type="float" office:value="85016">
                <text:p>85016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00">
                <text:p>105000</text:p>
              </table:table-cell>
              <table:table-cell office:value-type="float" office:value="110016">
                <text:p>110016</text:p>
              </table:table-cell>
              <table:table-cell office:value-type="float" office:value="115016">
                <text:p>115016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16">
                <text:p>130016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16">
                <text:p>145016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16">
                <text:p>165016</text:p>
              </table:table-cell>
              <table:table-cell office:value-type="float" office:value="170016">
                <text:p>170016</text:p>
              </table:table-cell>
              <table:table-cell office:value-type="float" office:value="175016">
                <text:p>175016</text:p>
              </table:table-cell>
              <table:table-cell office:value-type="float" office:value="180016">
                <text:p>180016</text:p>
              </table:table-cell>
              <table:table-cell office:value-type="float" office:value="185016">
                <text:p>185016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16">
                <text:p>205016</text:p>
              </table:table-cell>
              <table:table-cell office:value-type="float" office:value="210000">
                <text:p>210000</text:p>
              </table:table-cell>
              <table:table-cell office:value-type="float" office:value="215016">
                <text:p>215016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16">
                <text:p>230016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16">
                <text:p>245016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16">
                <text:p>260016</text:p>
              </table:table-cell>
              <table:table-cell office:value-type="float" office:value="265016">
                <text:p>265016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16">
                <text:p>280016</text:p>
              </table:table-cell>
              <table:table-cell office:value-type="float" office:value="285016">
                <text:p>285016</text:p>
              </table:table-cell>
              <table:table-cell office:value-type="float" office:value="290016">
                <text:p>290016</text:p>
              </table:table-cell>
              <table:table-cell office:value-type="float" office:value="295016">
                <text:p>295016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6961.30645523159">
                <text:p>6961.30645523159</text:p>
              </table:table-cell>
              <table:table-cell office:value-type="float" office:value="6961.30645523159">
                <text:p>6961.30645523159</text:p>
              </table:table-cell>
              <table:table-cell office:value-type="float" office:value="6961.30645523159">
                <text:p>6961.30645523159</text:p>
              </table:table-cell>
              <table:table-cell office:value-type="float" office:value="6961.30645523159">
                <text:p>6961.30645523159</text:p>
              </table:table-cell>
              <table:table-cell office:value-type="float" office:value="6779.91139324668">
                <text:p>6779.91139324668</text:p>
              </table:table-cell>
              <table:table-cell office:value-type="float" office:value="6779.91139324668">
                <text:p>6779.91139324668</text:p>
              </table:table-cell>
              <table:table-cell office:value-type="float" office:value="6779.91139324668">
                <text:p>6779.91139324668</text:p>
              </table:table-cell>
              <table:table-cell office:value-type="float" office:value="6779.91139324668">
                <text:p>6779.91139324668</text:p>
              </table:table-cell>
              <table:table-cell office:value-type="float" office:value="6686.01620163293">
                <text:p>6686.01620163293</text:p>
              </table:table-cell>
              <table:table-cell office:value-type="float" office:value="6686.01620163293">
                <text:p>6686.01620163293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666.10837181977">
                <text:p>6666.10837181977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88.93926387888">
                <text:p>6588.93926387888</text:p>
              </table:table-cell>
              <table:table-cell office:value-type="float" office:value="6505.77804736471">
                <text:p>6505.77804736471</text:p>
              </table:table-cell>
              <table:table-cell office:value-type="float" office:value="6505.77804736471">
                <text:p>6505.77804736471</text:p>
              </table:table-cell>
              <table:table-cell office:value-type="float" office:value="6505.77804736471">
                <text:p>6505.77804736471</text:p>
              </table:table-cell>
              <table:table-cell office:value-type="float" office:value="6505.77804736471">
                <text:p>6505.7780473647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